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472in"/>
    </style:style>
    <style:style style:name="co2" style:family="table-column">
      <style:table-column-properties fo:break-before="auto" style:column-width="3.5701in"/>
    </style:style>
    <style:style style:name="co3" style:family="table-column">
      <style:table-column-properties fo:break-before="auto" style:column-width="0.6528in"/>
    </style:style>
    <style:style style:name="co4" style:family="table-column">
      <style:table-column-properties fo:break-before="auto" style:column-width="1.0417in"/>
    </style:style>
    <style:style style:name="co5" style:family="table-column">
      <style:table-column-properties fo:break-before="auto" style:column-width="1.236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957in" fo:break-before="auto" style:use-optimal-row-height="false"/>
    </style:style>
    <style:style style:name="ro2" style:family="table-row">
      <style:table-row-properties style:row-height="0.4165in" fo:break-before="auto" style:use-optimal-row-height="false"/>
    </style:style>
    <style:style style:name="ro3" style:family="table-row">
      <style:table-row-properties style:row-height="0.2791in" fo:break-before="auto" style:use-optimal-row-height="false"/>
    </style:style>
    <style:style style:name="ro4" style:family="table-row">
      <style:table-row-properties style:row-height="0.25in" fo:break-before="auto" style:use-optimal-row-height="false"/>
    </style:style>
    <style:style style:name="ro5" style:family="table-row">
      <style:table-row-properties style:row-height="0.3335in" fo:break-before="auto" style:use-optimal-row-height="false"/>
    </style:style>
    <style:style style:name="ro6" style:family="table-row">
      <style:table-row-properties style:row-height="0.2083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5100" number:language="en" number:country="US">
      <number:text-content/>
    </number:text-style>
    <style:style style:name="ce1" style:family="table-cell" style:parent-style-name="Default" style:data-style-name="N5100">
      <style:table-cell-properties style:rotation-align="none"/>
      <style:text-properties fo:color="#ff0000" style:text-outline="false" style:text-line-through-style="none" style:font-name="Times New Roman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" style:family="table-cell" style:parent-style-name="Default" style:data-style-name="N5100">
      <style:table-cell-properties style:rotation-align="none"/>
      <style:text-properties fo:color="#ff0000" style:text-outline="false" style:text-line-through-style="none" style:font-name="Times New Roman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 style:data-style-name="N5100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" style:family="table-cell" style:parent-style-name="Default" style:data-style-name="N5100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206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 style:data-style-name="N5100">
      <style:table-cell-properties style:rotation-align="none"/>
      <style:text-properties fo:color="#00206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 style:data-style-name="N5100">
      <style:table-cell-properties fo:border-bottom="none" fo:background-color="#d7e4bd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" style:family="table-cell" style:parent-style-name="Default" style:data-style-name="N5100">
      <style:table-cell-properties fo:background-color="#d7e4bd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" style:family="table-cell" style:parent-style-name="Default" style:data-style-name="N5100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" style:family="table-cell" style:parent-style-name="Default" style:data-style-name="N5100">
      <style:table-cell-properties fo:border-bottom="0.99pt dotte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dotte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 style:data-style-name="N5100">
      <style:table-cell-properties fo:border-bottom="0.99pt dotte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dotte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Default" style:data-style-name="N5100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2" style:family="table-cell" style:parent-style-name="Default" style:data-style-name="N5100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dotte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 style:data-style-name="N5100">
      <style:table-cell-properties fo:border-bottom="0.99pt solid #00000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c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4" style:family="table-cell" style:parent-style-name="Default" style:data-style-name="N5100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5" style:family="table-cell" style:parent-style-name="Default" style:data-style-name="N5100">
      <style:table-cell-properties style:rotation-align="none"/>
      <style:text-properties fo:color="#ff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6" style:family="table-cell" style:parent-style-name="Default" style:data-style-name="N5100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7" style:family="table-cell" style:parent-style-name="Default" style:data-style-name="N5100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206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 style:data-style-name="N5100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9" style:family="table-cell" style:parent-style-name="Default" style:data-style-name="N5100">
      <style:table-cell-properties fo:border-bottom="0.99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c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0" style:family="table-cell" style:parent-style-name="Default">
      <style:table-cell-properties style:rotation-align="none"/>
      <style:text-properties fo:color="#ff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206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206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ackground-color="#d7e4bd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4" style:family="table-cell" style:parent-style-name="Default">
      <style:table-cell-properties fo:background-color="#d7e4bd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5" style:family="table-cell" style:parent-style-name="Default">
      <style:table-cell-properties fo:border-bottom="0.99pt dotte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dotte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dotte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" style:family="table-cell" style:parent-style-name="Default">
      <style:table-cell-properties fo:border-bottom="0.99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c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8" style:family="table-cell" style:parent-style-name="Default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9" style:family="table-cell" style:parent-style-name="Default" style:data-style-name="N127">
      <style:table-cell-properties style:rotation-align="none"/>
      <style:text-properties fo:color="#ff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0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206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" style:family="table-cell" style:parent-style-name="Default" style:data-style-name="N127">
      <style:table-cell-properties style:rotation-align="none"/>
      <style:text-properties fo:color="#00206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" style:family="table-cell" style:parent-style-name="Default" style:data-style-name="N127">
      <style:table-cell-properties fo:border-bottom="none" fo:background-color="#d7e4bd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3" style:family="table-cell" style:parent-style-name="Default" style:data-style-name="N127">
      <style:table-cell-properties fo:background-color="#d7e4bd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4" style:family="table-cell" style:parent-style-name="Default" style:data-style-name="N5100">
      <style:table-cell-properties fo:border-bottom="non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5" style:family="table-cell" style:parent-style-name="Default" style:data-style-name="N127">
      <style:table-cell-properties fo:border-bottom="0.99pt dotte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dotted #000000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Default" style:data-style-name="N127">
      <style:table-cell-properties fo:border-bottom="0.99pt dotte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dotte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 style:data-style-name="N127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dotte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Default" style:data-style-name="N127">
      <style:table-cell-properties fo:border-bottom="0.99pt solid #000000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c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9" style:family="table-cell" style:parent-style-name="Default" style:data-style-name="N127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0" style:family="table-cell" style:parent-style-name="Default" style:data-style-name="N124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1" style:family="table-cell" style:parent-style-name="Default" style:data-style-name="N124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c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2" style:family="table-cell" style:parent-style-name="Default" style:data-style-name="N124">
      <style:table-cell-properties style:rotation-align="none"/>
      <style:text-properties fo:color="#ff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Default" style:data-style-name="N124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206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4" style:family="table-cell" style:parent-style-name="Default" style:data-style-name="N124">
      <style:table-cell-properties style:rotation-align="none"/>
      <style:text-properties fo:color="#00206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5" style:family="table-cell" style:parent-style-name="Default" style:data-style-name="N124">
      <style:table-cell-properties fo:border-bottom="none" fo:background-color="#d7e4bd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6" style:family="table-cell" style:parent-style-name="Default" style:data-style-name="N127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7" style:family="table-cell" style:parent-style-name="Default" style:data-style-name="N124">
      <style:table-cell-properties fo:border-bottom="0.99pt dotte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dotte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" style:family="table-cell" style:parent-style-name="Default" style:data-style-name="N124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dotte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9" style:family="table-cell" style:parent-style-name="Default" style:data-style-name="N124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0" style:family="table-cell" style:parent-style-name="Default" style:data-style-name="N128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c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5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" style:family="text">
      <style:text-properties style:font-name-asian="Droid Sans Fallback" style:font-size-asian="12pt" style:font-name-complex="Times New Roman" style:font-size-complex="12pt"/>
    </style:style>
    <style:style style:name="T2" style:family="text">
      <style:text-properties style:font-name-asian="Droid Sans Fallback" style:font-name-complex="Times New Roman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28"/>
        <table:table-column table:style-name="co4" table:default-cell-style-name="ce39"/>
        <table:table-column table:style-name="co1" table:default-cell-style-name="ce39"/>
        <table:table-column table:style-name="co5" table:default-cell-style-name="ce49"/>
        <table:table-column table:style-name="co1" table:default-cell-style-name="ce39"/>
        <table:table-column table:style-name="co5" table:default-cell-style-name="ce49"/>
        <table:table-column table:style-name="co1" table:default-cell-style-name="ce39"/>
        <table:table-column table:style-name="co5" table:default-cell-style-name="ce49"/>
        <table:table-column table:style-name="co1" table:default-cell-style-name="ce39"/>
        <table:table-column table:style-name="co5" table:default-cell-style-name="ce49"/>
        <table:table-column table:style-name="co6" table:number-columns-repeated="1012" table:default-cell-style-name="ce28"/>
        <table:table-row table:style-name="ro1">
          <table:table-cell table:style-name="ce1" office:value-type="string">
            <text:p><text:span text:style-name="T1"><text:a xlink:href="python://get_company_name()" xlink:type="simple">company_name</text:a></text:span></text:p>
          </table:table-cell>
          <table:table-cell table:style-name="ce15"/>
          <table:table-cell table:style-name="ce20"/>
          <table:table-cell table:style-name="ce29" table:number-columns-repeated="2"/>
          <table:table-cell table:style-name="ce42"/>
          <table:table-cell table:style-name="ce29"/>
          <table:table-cell table:style-name="ce42"/>
          <table:table-cell table:style-name="ce29"/>
          <table:table-cell table:style-name="ce42"/>
          <table:table-cell table:style-name="ce29"/>
          <table:table-cell table:style-name="ce42"/>
          <table:table-cell table:style-name="ce20" table:number-columns-repeated="1012"/>
        </table:table-row>
        <table:table-row table:style-name="ro1">
          <table:table-cell table:style-name="ce2" office:value-type="string">
            <text:p><text:span text:style-name="T2"><text:a xlink:href="python://get_company_address()" xlink:type="simple">get_company_address</text:a></text:span></text:p>
          </table:table-cell>
          <table:table-cell table:style-name="ce15"/>
          <table:table-cell table:style-name="ce20"/>
          <table:table-cell table:style-name="ce29" table:number-columns-repeated="2"/>
          <table:table-cell table:style-name="ce42"/>
          <table:table-cell table:style-name="ce29"/>
          <table:table-cell table:style-name="ce42"/>
          <table:table-cell table:style-name="ce29"/>
          <table:table-cell table:style-name="ce42"/>
          <table:table-cell table:style-name="ce29"/>
          <table:table-cell table:style-name="ce42"/>
          <table:table-cell table:style-name="ce20" table:number-columns-repeated="1012"/>
        </table:table-row>
        <table:table-row table:style-name="ro2">
          <table:table-cell table:style-name="ce3" office:value-type="string" table:number-columns-spanned="12" table:number-rows-spanned="1">
            <text:p>BAO CAO NHAP XUAT TON (VND)</text:p>
          </table:table-cell>
          <table:covered-table-cell table:number-columns-repeated="11" table:style-name="ce16"/>
          <table:table-cell table:number-columns-repeated="1012"/>
        </table:table-row>
        <table:table-row table:style-name="ro1">
          <table:table-cell table:style-name="ce4" office:value-type="string" table:number-columns-spanned="2" table:number-rows-spanned="1">
            <text:p>Warehouse: <text:s text:c="2"/><text:a xlink:href="python://get_warehouse()" xlink:type="simple">get_warehouse</text:a></text:p>
          </table:table-cell>
          <table:covered-table-cell table:style-name="ce17"/>
          <table:table-cell table:style-name="ce21" office:value-type="string" table:number-columns-spanned="6" table:number-rows-spanned="1">
            <text:p>Tu ngay: <text:s/><text:a xlink:href="python://get_start_date()" xlink:type="simple">start_date</text:a> - <text:a xlink:href="python://get_end_date()" xlink:type="simple">end_date</text:a></text:p>
          </table:table-cell>
          <table:covered-table-cell table:number-columns-repeated="2" table:style-name="ce30"/>
          <table:covered-table-cell table:style-name="ce43"/>
          <table:covered-table-cell table:style-name="ce30"/>
          <table:covered-table-cell table:style-name="ce43"/>
          <table:table-cell table:style-name="ce31"/>
          <table:table-cell table:style-name="ce44"/>
          <table:table-cell table:style-name="ce31"/>
          <table:table-cell table:style-name="ce44"/>
          <table:table-cell table:style-name="ce22" table:number-columns-repeated="1012"/>
        </table:table-row>
        <table:table-row table:style-name="ro1">
          <table:table-cell table:style-name="ce4" office:value-type="string" table:number-columns-spanned="2" table:number-rows-spanned="1">
            <text:p>Category: <text:s text:c="2"/><text:a xlink:href="python://get_product_category()" xlink:type="simple">get_category</text:a></text:p>
          </table:table-cell>
          <table:covered-table-cell table:style-name="ce17"/>
          <table:table-cell table:style-name="ce22"/>
          <table:table-cell table:style-name="ce31" table:number-columns-repeated="2"/>
          <table:table-cell table:style-name="ce44"/>
          <table:table-cell table:style-name="ce31"/>
          <table:table-cell table:style-name="ce44"/>
          <table:table-cell table:style-name="ce31"/>
          <table:table-cell table:style-name="ce44"/>
          <table:table-cell table:style-name="ce31"/>
          <table:table-cell table:style-name="ce44"/>
          <table:table-cell table:style-name="ce22" table:number-columns-repeated="1012"/>
        </table:table-row>
        <table:table-row table:style-name="ro1">
          <table:table-cell table:style-name="ce4" office:value-type="string" table:number-columns-spanned="2" table:number-rows-spanned="1">
            <text:p>Supplier: <text:s text:c="2"/><text:a xlink:href="python://get_supplier()" xlink:type="simple">supplier</text:a></text:p>
          </table:table-cell>
          <table:covered-table-cell table:style-name="ce17"/>
          <table:table-cell table:style-name="ce22"/>
          <table:table-cell table:style-name="ce31" table:number-columns-repeated="2"/>
          <table:table-cell table:style-name="ce44"/>
          <table:table-cell table:style-name="ce31"/>
          <table:table-cell table:style-name="ce44"/>
          <table:table-cell table:style-name="ce31"/>
          <table:table-cell table:style-name="ce44"/>
          <table:table-cell table:style-name="ce31"/>
          <table:table-cell table:style-name="ce44"/>
          <table:table-cell table:style-name="ce22" table:number-columns-repeated="1012"/>
        </table:table-row>
        <table:table-row table:style-name="ro1">
          <table:table-cell table:style-name="ce4" office:value-type="string" table:number-columns-spanned="2" table:number-rows-spanned="1">
            <text:p>Sort by: <text:a xlink:href="python://get_group()" xlink:type="simple">get_group</text:a></text:p>
          </table:table-cell>
          <table:covered-table-cell table:style-name="ce17"/>
          <table:table-cell table:style-name="ce22"/>
          <table:table-cell table:style-name="ce31" table:number-columns-repeated="2"/>
          <table:table-cell table:style-name="ce44"/>
          <table:table-cell table:style-name="ce31"/>
          <table:table-cell table:style-name="ce44"/>
          <table:table-cell table:style-name="ce31"/>
          <table:table-cell table:style-name="ce44"/>
          <table:table-cell table:style-name="ce31"/>
          <table:table-cell table:style-name="ce44"/>
          <table:table-cell table:style-name="ce22" table:number-columns-repeated="1012"/>
        </table:table-row>
        <table:table-row table:style-name="ro1">
          <table:table-cell table:style-name="ce5" table:number-columns-repeated="2"/>
          <table:table-cell table:style-name="ce22"/>
          <table:table-cell table:style-name="ce31" table:number-columns-repeated="2"/>
          <table:table-cell table:style-name="ce44"/>
          <table:table-cell table:style-name="ce31"/>
          <table:table-cell table:style-name="ce44"/>
          <table:table-cell table:style-name="ce31"/>
          <table:table-cell table:style-name="ce44"/>
          <table:table-cell table:style-name="ce31"/>
          <table:table-cell table:style-name="ce44"/>
          <table:table-cell table:style-name="ce22" table:number-columns-repeated="1012"/>
        </table:table-row>
        <table:table-row table:style-name="ro3">
          <table:table-cell table:style-name="ce6" office:value-type="string" table:number-columns-spanned="1" table:number-rows-spanned="3">
            <text:p>Ma SP</text:p>
          </table:table-cell>
          <table:table-cell table:style-name="ce6" office:value-type="string" table:number-columns-spanned="1" table:number-rows-spanned="3">
            <text:p>Ten San Pham</text:p>
          </table:table-cell>
          <table:table-cell table:style-name="ce23" office:value-type="string" table:number-columns-spanned="1" table:number-rows-spanned="3">
            <text:p>DVT</text:p>
          </table:table-cell>
          <table:table-cell table:style-name="ce32" office:value-type="string" office:string-value="Gia BQCK" table:number-columns-spanned="1" table:number-rows-spanned="3">
            <text:p>Gia BQCK </text:p>
          </table:table-cell>
          <table:table-cell table:style-name="ce33" office:value-type="string" office:string-value="Ton Dau" table:number-columns-spanned="2" table:number-rows-spanned="2">
            <text:p>Ton Dau </text:p>
          </table:table-cell>
          <table:covered-table-cell table:style-name="ce33"/>
          <table:table-cell table:style-name="ce33" office:value-type="string" office:string-value="Phat Sinh Trong Ky" table:number-columns-spanned="4" table:number-rows-spanned="1">
            <text:p>Phat Sinh Trong Ky </text:p>
          </table:table-cell>
          <table:covered-table-cell table:number-columns-repeated="3" table:style-name="ce33"/>
          <table:table-cell table:style-name="ce33" office:value-type="string" office:string-value="Ton Cuoi" table:number-columns-spanned="2" table:number-rows-spanned="2">
            <text:p>Ton Cuoi </text:p>
          </table:table-cell>
          <table:covered-table-cell table:style-name="ce33"/>
          <table:table-cell table:style-name="ce51" table:number-columns-repeated="1012"/>
        </table:table-row>
        <table:table-row table:style-name="ro3">
          <table:covered-table-cell table:number-columns-repeated="2" table:style-name="ce7"/>
          <table:covered-table-cell table:style-name="ce24"/>
          <table:covered-table-cell table:number-columns-repeated="3" table:style-name="ce33"/>
          <table:table-cell table:style-name="ce33" office:value-type="string" office:string-value="Nhap" table:number-columns-spanned="2" table:number-rows-spanned="1">
            <text:p>Nhap </text:p>
          </table:table-cell>
          <table:covered-table-cell table:style-name="ce33"/>
          <table:table-cell table:style-name="ce33" office:value-type="string" office:string-value="Xuat" table:number-columns-spanned="2" table:number-rows-spanned="1">
            <text:p>Xuat </text:p>
          </table:table-cell>
          <table:covered-table-cell table:number-columns-repeated="3" table:style-name="ce33"/>
          <table:table-cell table:style-name="ce51" table:number-columns-repeated="1012"/>
        </table:table-row>
        <table:table-row table:style-name="ro3">
          <table:covered-table-cell table:number-columns-repeated="2" table:style-name="ce6"/>
          <table:covered-table-cell table:style-name="ce23"/>
          <table:covered-table-cell table:style-name="ce32"/>
          <table:table-cell table:style-name="ce32" office:value-type="string" office:string-value="So Lg">
            <text:p>So Lg </text:p>
          </table:table-cell>
          <table:table-cell table:style-name="ce45" office:value-type="string" office:string-value="Gia Tri">
            <text:p>Gia Tri </text:p>
          </table:table-cell>
          <table:table-cell table:style-name="ce32" office:value-type="string" office:string-value="So Lg">
            <text:p>So Lg </text:p>
          </table:table-cell>
          <table:table-cell table:style-name="ce45" office:value-type="string" office:string-value="Gia Tri">
            <text:p>Gia Tri </text:p>
          </table:table-cell>
          <table:table-cell table:style-name="ce32" office:value-type="string" office:string-value="So Lg">
            <text:p>So Lg </text:p>
          </table:table-cell>
          <table:table-cell table:style-name="ce45" office:value-type="string" office:string-value="Gia Tri">
            <text:p>Gia Tri </text:p>
          </table:table-cell>
          <table:table-cell table:style-name="ce32" office:value-type="string" office:string-value="So Lg">
            <text:p>So Lg </text:p>
          </table:table-cell>
          <table:table-cell table:style-name="ce45" office:value-type="string" office:string-value="Gia Tri">
            <text:p>Gia Tri </text:p>
          </table:table-cell>
          <table:table-cell table:style-name="ce51" table:number-columns-repeated="1012"/>
        </table:table-row>
        <table:table-row table:style-name="ro3">
          <table:table-cell table:style-name="ce8" office:value-type="string" table:number-columns-spanned="12" table:number-rows-spanned="1">
            <text:p><text:a xlink:href="python://for%20each=%22data%20in%20get_data_warehouse()%20%22" xlink:type="simple">for_warehouse</text:a></text:p>
          </table:table-cell>
          <table:covered-table-cell table:number-columns-repeated="2" table:style-name="ce18"/>
          <table:covered-table-cell table:style-name="ce34"/>
          <table:covered-table-cell table:number-columns-repeated="8" table:style-name="ce40"/>
          <table:table-cell table:style-name="ce51" table:number-columns-repeated="1012"/>
        </table:table-row>
        <table:table-row table:style-name="ro3">
          <table:table-cell table:style-name="ce8" office:value-type="string" table:number-columns-spanned="4" table:number-rows-spanned="1">
            <text:p><text:a xlink:href="python://data['warehouse']" xlink:type="simple">warehouse</text:a></text:p>
          </table:table-cell>
          <table:covered-table-cell table:number-columns-repeated="2" table:style-name="ce18"/>
          <table:covered-table-cell table:style-name="ce34"/>
          <table:table-cell table:style-name="ce40"/>
          <table:table-cell table:style-name="ce46" office:value-type="string">
            <text:p><text:a xlink:href="python://data['sub_open_amt']" xlink:type="simple">sub_open_amt</text:a></text:p>
          </table:table-cell>
          <table:table-cell table:style-name="ce40"/>
          <table:table-cell table:style-name="ce46" office:value-type="string">
            <text:p><text:a xlink:href="python://data['sub_bal_in_amt']" xlink:type="simple">sub_bal_in_amt</text:a></text:p>
          </table:table-cell>
          <table:table-cell table:style-name="ce40"/>
          <table:table-cell table:style-name="ce46" office:value-type="string">
            <text:p><text:a xlink:href="python://data['sub_bal_out_amt']" xlink:type="simple">sub_bal_out_amt</text:a></text:p>
          </table:table-cell>
          <table:table-cell table:style-name="ce40"/>
          <table:table-cell table:style-name="ce46" office:value-type="string">
            <text:p><text:a xlink:href="python://data['sub_close_amt']" xlink:type="simple">sub_close_amt</text:a></text:p>
          </table:table-cell>
          <table:table-cell table:style-name="ce51" table:number-columns-repeated="1012"/>
        </table:table-row>
        <table:table-row table:style-name="ro3">
          <table:table-cell table:style-name="ce8" office:value-type="string" table:number-columns-spanned="12" table:number-rows-spanned="1">
            <text:p><text:a xlink:href="python://for%20each=%22line%20in%20get_line_warehouse_code(data['location_name'])%20%22" xlink:type="simple">for_get_line</text:a></text:p>
          </table:table-cell>
          <table:covered-table-cell table:number-columns-repeated="2" table:style-name="ce18"/>
          <table:covered-table-cell table:style-name="ce34"/>
          <table:covered-table-cell table:number-columns-repeated="8" table:style-name="ce40"/>
          <table:table-cell table:style-name="ce51" table:number-columns-repeated="1012"/>
        </table:table-row>
        <table:table-row table:style-name="ro4">
          <table:table-cell table:style-name="ce9" office:value-type="string">
            <text:p><text:a xlink:href="python://line['product_code']" xlink:type="simple">product_code</text:a></text:p>
          </table:table-cell>
          <table:table-cell table:style-name="ce9" office:value-type="string">
            <text:p><text:a xlink:href="python://line['product_name']" xlink:type="simple">product_name</text:a></text:p>
          </table:table-cell>
          <table:table-cell table:style-name="ce25" office:value-type="string">
            <text:p><text:a xlink:href="python://line['uom_name']" xlink:type="simple">uom_name</text:a></text:p>
          </table:table-cell>
          <table:table-cell table:style-name="ce35" office:value-type="string">
            <text:p><text:a xlink:href="python://line['item_cost']" xlink:type="simple">item_cost</text:a></text:p>
          </table:table-cell>
          <table:table-cell table:style-name="ce35" office:value-type="string">
            <text:p><text:a xlink:href="python://line['open_qty']" xlink:type="simple">open_qty</text:a></text:p>
          </table:table-cell>
          <table:table-cell table:style-name="ce35" office:value-type="string">
            <text:p><text:a xlink:href="python://line['open_amt']" xlink:type="simple">open_amt</text:a></text:p>
          </table:table-cell>
          <table:table-cell table:style-name="ce35" office:value-type="string">
            <text:p><text:a xlink:href="python://line['bal_in_qty']" xlink:type="simple">bal_in_qty</text:a></text:p>
          </table:table-cell>
          <table:table-cell table:style-name="ce35" office:value-type="string">
            <text:p><text:a xlink:href="python://line['bal_in_amt']" xlink:type="simple">bal_in_amt</text:a></text:p>
          </table:table-cell>
          <table:table-cell table:style-name="ce35" office:value-type="string">
            <text:p><text:a xlink:href="python://line['bal_out_qty']" xlink:type="simple">bal_out_qty</text:a></text:p>
          </table:table-cell>
          <table:table-cell table:style-name="ce35" office:value-type="string">
            <text:p><text:a xlink:href="python://line['bal_out_amt']" xlink:type="simple">bal_out_amt</text:a></text:p>
          </table:table-cell>
          <table:table-cell table:style-name="ce35" office:value-type="string">
            <text:p><text:a xlink:href="python://line['close_qty']" xlink:type="simple">close_qty</text:a></text:p>
          </table:table-cell>
          <table:table-cell table:style-name="ce35" office:value-type="string">
            <text:p><text:a xlink:href="python://line['close_amt']" xlink:type="simple">close_amt</text:a></text:p>
          </table:table-cell>
          <table:table-cell table:style-name="ce51"/>
          <table:table-cell table:number-columns-repeated="1011"/>
        </table:table-row>
        <table:table-row table:style-name="ro4">
          <table:table-cell table:style-name="ce10" office:value-type="string" table:number-columns-spanned="12" table:number-rows-spanned="1">
            <text:p><text:a xlink:href="python:///for" xlink:type="simple">end for</text:a></text:p>
          </table:table-cell>
          <table:covered-table-cell table:style-name="ce9"/>
          <table:covered-table-cell table:style-name="ce25"/>
          <table:covered-table-cell table:number-columns-repeated="2" table:style-name="ce36"/>
          <table:covered-table-cell table:style-name="ce47"/>
          <table:covered-table-cell table:style-name="ce36"/>
          <table:covered-table-cell table:style-name="ce47"/>
          <table:covered-table-cell table:style-name="ce36"/>
          <table:covered-table-cell table:style-name="ce47"/>
          <table:covered-table-cell table:style-name="ce36"/>
          <table:covered-table-cell table:style-name="ce47"/>
          <table:table-cell table:style-name="ce51"/>
          <table:table-cell table:number-columns-repeated="1011"/>
        </table:table-row>
        <table:table-row table:style-name="ro3">
          <table:table-cell table:style-name="ce11" office:value-type="string" table:number-columns-spanned="12" table:number-rows-spanned="1">
            <text:p><text:a xlink:href="python:///for" xlink:type="simple">end for</text:a></text:p>
          </table:table-cell>
          <table:covered-table-cell table:number-columns-repeated="2" table:style-name="ce18"/>
          <table:covered-table-cell table:style-name="ce34"/>
          <table:covered-table-cell table:number-columns-repeated="8" table:style-name="ce40"/>
          <table:table-cell table:style-name="ce51" table:number-columns-repeated="1012"/>
        </table:table-row>
        <table:table-row table:style-name="ro4">
          <table:table-cell table:style-name="ce12" table:number-columns-repeated="2"/>
          <table:table-cell table:style-name="ce26"/>
          <table:table-cell table:style-name="ce37" table:number-columns-repeated="2"/>
          <table:table-cell table:style-name="ce48"/>
          <table:table-cell table:style-name="ce37"/>
          <table:table-cell table:style-name="ce48"/>
          <table:table-cell table:style-name="ce37"/>
          <table:table-cell table:style-name="ce48"/>
          <table:table-cell table:style-name="ce37"/>
          <table:table-cell table:style-name="ce48"/>
          <table:table-cell table:style-name="ce51"/>
          <table:table-cell table:number-columns-repeated="1011"/>
        </table:table-row>
        <table:table-row table:style-name="ro5">
          <table:table-cell table:style-name="ce13"/>
          <table:table-cell table:style-name="ce19" office:value-type="string">
            <text:p>Tong cong</text:p>
          </table:table-cell>
          <table:table-cell table:style-name="ce27"/>
          <table:table-cell table:style-name="ce38"/>
          <table:table-cell table:style-name="ce41" office:value-type="string" table:number-columns-spanned="2" table:number-rows-spanned="1">
            <text:p><text:a xlink:href="python://get_total_open_val()" xlink:type="simple">get_total_open_val</text:a></text:p>
          </table:table-cell>
          <table:covered-table-cell table:style-name="ce41"/>
          <table:table-cell table:style-name="ce41" office:value-type="string" table:number-columns-spanned="2" table:number-rows-spanned="1">
            <text:p><text:a xlink:href="python://get_total_bal_in_val()" xlink:type="simple">get_total_bal_in_val</text:a></text:p>
          </table:table-cell>
          <table:covered-table-cell table:style-name="ce41"/>
          <table:table-cell table:style-name="ce41" office:value-type="string" table:number-columns-spanned="2" table:number-rows-spanned="1">
            <text:p><text:a xlink:href="python://get_total_bal_out_val()" xlink:type="simple">get_total_bal_out_val</text:a></text:p>
          </table:table-cell>
          <table:covered-table-cell table:style-name="ce41"/>
          <table:table-cell table:style-name="ce50" office:value-type="string" table:number-columns-spanned="2" table:number-rows-spanned="1">
            <text:p><text:a xlink:href="python://get_total_close_val()" xlink:type="simple">get_total_close_val</text:a></text:p>
          </table:table-cell>
          <table:covered-table-cell table:style-name="ce41"/>
          <table:table-cell table:style-name="ce51" table:number-columns-repeated="1012"/>
        </table:table-row>
        <table:table-row table:style-name="ro6" table:number-rows-repeated="1047539">
          <table:table-cell table:number-columns-repeated="1024"/>
        </table:table-row>
        <table:table-row table:style-name="ro7" table:number-rows-repeated="101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F13:Sheet1.F13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style:text-properties fo:color="#ff0000"/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style:text-properties fo:color="#ff0000"/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style:text-properties fo:color="#ff0000"/>
      <number:text> (</number:text>
      <number:number number:decimal-places="2" number:min-integer-digits="1" number:grouping="true"/>
      <number:text>)</number:text>
    </number:number-style>
    <number:number-style style:name="N128">
      <number:text> - </number:text>
      <style:map style:condition="value()&gt;0" style:apply-style-name="N128P0"/>
      <style:map style:condition="value()&lt;0" style:apply-style-name="N128P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75in" fo:margin-bottom="0.75in" fo:margin-left="0.7in" fo:margin-right="0.7in" style:print-page-order="ttb" style:first-page-number="continue" style:scale-to="7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gg</meta:initial-creator>
    <dc:creator>KietPham </dc:creator>
    <meta:creation-date>2013-06-19T08:22:07</meta:creation-date>
    <dc:date>2013-06-24T10:37:50</dc:date>
    <meta:generator>LibreOffice/3.5$Linux_X86_64 LibreOffice_project/350m1$Build-2</meta:generator>
    <meta:editing-duration>PT5H47M42S</meta:editing-duration>
    <meta:editing-cycles>113</meta:editing-cycles>
    <meta:document-statistic meta:table-count="1" meta:cell-count="51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